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1b0" officeooo:paragraph-rsid="000601b0"/>
    </style:style>
    <style:style style:name="P2" style:family="paragraph" style:parent-style-name="Standard">
      <style:text-properties fo:font-size="14pt" fo:font-weight="bold" officeooo:rsid="000601b0" officeooo:paragraph-rsid="000601b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601b0" officeooo:paragraph-rsid="000601b0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7ca20" officeooo:paragraph-rsid="0007ca20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código para servidor y cliente:</text:p>
      <text:p text:style-name="P4">(este me funciono)</text:p>
      <text:p text:style-name="P2"/>
      <text:p text:style-name="Standard"><text:a xlink:type="simple" xlink:href="https://github.com/rodri042/sockets-c-ejemplo/tree/f0f89fc7e446bd1477725055de52b2e27e81dc6f" text:style-name="Internet_20_link" text:visited-style-name="Visited_20_Internet_20_Link">https://github.com/rodri042/sockets-c-ejemplo/tree/f0f89fc7e446bd1477725055de52b2e27e81dc6f</text:a></text:p>
      <text:p text:style-name="Standard"/>
      <text:p text:style-name="Standard"/>
      <text:p text:style-name="P1">código para servidor:</text:p>
      <text:p text:style-name="P1"><text:a xlink:type="simple" xlink:href="https://github.com/Vodkamina/Socket-C-Class-Server/blob/master/Servidor%20%20Por%20Sebastián%20Riquelme..cpp" text:style-name="Internet_20_link" text:visited-style-name="Visited_20_Internet_20_Link">https://github.com/Vodkamina/Socket-C-Class-Server/lob/master/Servidor%20%20Por%20Sebasti%C3%A1n%20Riquelme..cpp</text:a></text:p>
      <text:p text:style-name="P1">código para cliente:</text:p>
      <text:p text:style-name="P1"><text:a xlink:type="simple" xlink:href="https://github.com/Vodkamina/Socket-C-Class-Server/blob/master/Cliente%20Por%20Sebastián%20Riquelme.cpp" text:style-name="Internet_20_link" text:visited-style-name="Visited_20_Internet_20_Link">https://github.com/Vodkamina/Socket-C-Class-Server/blob/master/Cliente%20Por%20Sebasti%C3%A1n%20Riquelme.cpp</text:a></text:p>
      <text:p text:style-name="P1"/>
      <text:p text:style-name="P1">código para servidor (código bueno) y video del código:</text:p>
      <text:p text:style-name="P1"><text:a xlink:type="simple" xlink:href="https://gist.github.com/codehoose/020c6213f481aee76ea9b096acaddfaf" text:style-name="Internet_20_link" text:visited-style-name="Visited_20_Internet_20_Link">https://gist.github.com/codehoose/020c6213f481aee76ea9b096acaddfaf</text:a></text:p>
      <text:p text:style-name="P1"><text:a xlink:type="simple" xlink:href="https://www.youtube.com/watch?v=cNdlrbZSkyQ" text:style-name="Internet_20_link" text:visited-style-name="Visited_20_Internet_20_Link">https://www.youtube.com/watch?v=cNdlrbZSkyQ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00:22:25.689275148</meta:creation-date>
    <dc:date>2020-09-15T15:12:23.926692708</dc:date>
    <meta:editing-duration>PT2H52M46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10" meta:word-count="28" meta:character-count="565" meta:non-whitespace-character-count="547"/>
  </office:meta>
</office:document-meta>
</file>